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1207112283701</text:p>
          </table:table-cell>
          <table:table-cell office:value-type="string" calcext:value-type="string">
            <text:p>2024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25136" calcext:value-type="float">
            <text:p>304.2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207112283701</text:p>
          </table:table-cell>
          <table:table-cell office:value-type="string" calcext:value-type="string">
            <text:p>2023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0376" calcext:value-type="float">
            <text:p>304.4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207112283701</text:p>
          </table:table-cell>
          <table:table-cell office:value-type="string" calcext:value-type="string">
            <text:p>2022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67808" calcext:value-type="float">
            <text:p>304.6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207112283701</text:p>
          </table:table-cell>
          <table:table-cell office:value-type="string" calcext:value-type="string">
            <text:p>2022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952" calcext:value-type="float">
            <text:p>304.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207112283701</text:p>
          </table:table-cell>
          <table:table-cell office:value-type="string" calcext:value-type="string">
            <text:p>2021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25136" calcext:value-type="float">
            <text:p>304.2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207112283701</text:p>
          </table:table-cell>
          <table:table-cell office:value-type="string" calcext:value-type="string">
            <text:p>2019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09896" calcext:value-type="float">
            <text:p>304.0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207112283701</text:p>
          </table:table-cell>
          <table:table-cell office:value-type="string" calcext:value-type="string">
            <text:p>2018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98288" calcext:value-type="float">
            <text:p>304.9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207112283701</text:p>
          </table:table-cell>
          <table:table-cell office:value-type="string" calcext:value-type="string">
            <text:p>2017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7332" calcext:value-type="float">
            <text:p>303.7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207112283701</text:p>
          </table:table-cell>
          <table:table-cell office:value-type="string" calcext:value-type="string">
            <text:p>2013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79416" calcext:value-type="float">
            <text:p>303.7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207112283701</text:p>
          </table:table-cell>
          <table:table-cell office:value-type="string" calcext:value-type="string">
            <text:p>2013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952" calcext:value-type="float">
            <text:p>304.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207112283701</text:p>
          </table:table-cell>
          <table:table-cell office:value-type="string" calcext:value-type="string">
            <text:p>2012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76368" calcext:value-type="float">
            <text:p>303.7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207112283701</text:p>
          </table:table-cell>
          <table:table-cell office:value-type="string" calcext:value-type="string">
            <text:p>2011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82464" calcext:value-type="float">
            <text:p>303.8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207112283701</text:p>
          </table:table-cell>
          <table:table-cell office:value-type="string" calcext:value-type="string">
            <text:p>2010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67224" calcext:value-type="float">
            <text:p>303.6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207112283701</text:p>
          </table:table-cell>
          <table:table-cell office:value-type="string" calcext:value-type="string">
            <text:p>2009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3424" calcext:value-type="float">
            <text:p>304.4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207112283701</text:p>
          </table:table-cell>
          <table:table-cell office:value-type="string" calcext:value-type="string">
            <text:p>2008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15992" calcext:value-type="float">
            <text:p>304.1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207112283701</text:p>
          </table:table-cell>
          <table:table-cell office:value-type="string" calcext:value-type="string">
            <text:p>2007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64176" calcext:value-type="float">
            <text:p>303.6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207112283701</text:p>
          </table:table-cell>
          <table:table-cell office:value-type="string" calcext:value-type="string">
            <text:p>2003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82464" calcext:value-type="float">
            <text:p>303.8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207112283701</text:p>
          </table:table-cell>
          <table:table-cell office:value-type="string" calcext:value-type="string">
            <text:p>2002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02276" calcext:value-type="float">
            <text:p>304.02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207112283701</text:p>
          </table:table-cell>
          <table:table-cell office:value-type="string" calcext:value-type="string">
            <text:p>2001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5808" calcext:value-type="float">
            <text:p>303.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207112283701</text:p>
          </table:table-cell>
          <table:table-cell office:value-type="string" calcext:value-type="string">
            <text:p>1999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1048" calcext:value-type="float">
            <text:p>305.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207112283701</text:p>
          </table:table-cell>
          <table:table-cell office:value-type="string" calcext:value-type="string">
            <text:p>1999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36744" calcext:value-type="float">
            <text:p>303.3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207112283701</text:p>
          </table:table-cell>
          <table:table-cell office:value-type="string" calcext:value-type="string">
            <text:p>1998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00168" calcext:value-type="float">
            <text:p>303.0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207112283701</text:p>
          </table:table-cell>
          <table:table-cell office:value-type="string" calcext:value-type="string">
            <text:p>1997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00752" calcext:value-type="float">
            <text:p>304.0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207112283701</text:p>
          </table:table-cell>
          <table:table-cell office:value-type="string" calcext:value-type="string">
            <text:p>1996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51984" calcext:value-type="float">
            <text:p>303.5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207112283701</text:p>
          </table:table-cell>
          <table:table-cell office:value-type="string" calcext:value-type="string">
            <text:p>1995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70272" calcext:value-type="float">
            <text:p>303.7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207112283701</text:p>
          </table:table-cell>
          <table:table-cell office:value-type="string" calcext:value-type="string">
            <text:p>1988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52568" calcext:value-type="float">
            <text:p>304.5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207112283701</text:p>
          </table:table-cell>
          <table:table-cell office:value-type="string" calcext:value-type="string">
            <text:p>1987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20336" calcext:value-type="float">
            <text:p>301.2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207112283701</text:p>
          </table:table-cell>
          <table:table-cell office:value-type="string" calcext:value-type="string">
            <text:p>1986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8" calcext:value-type="float">
            <text:p>304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207112283701</text:p>
          </table:table-cell>
          <table:table-cell office:value-type="string" calcext:value-type="string">
            <text:p>1985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6476" calcext:value-type="float">
            <text:p>304.6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207112283701</text:p>
          </table:table-cell>
          <table:table-cell office:value-type="string" calcext:value-type="string">
            <text:p>1984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58664" calcext:value-type="float">
            <text:p>304.5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